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language="en" fo:country="US"/>
    </style:style>
    <style:style style:name="P2" style:parent-style-name="Standard" style:family="paragraph">
      <style:text-properties fo:font-weight="bold" style:font-weight-asian="bold" style:font-weight-complex="bold" fo:language="en" fo:country="US"/>
    </style:style>
    <style:style style:name="P3" style:parent-style-name="Standard" style:list-style-name="LFO1" style:family="paragraph"/>
    <style:style style:name="T4" style:parent-style-name="Absatz-Standardschriftart" style:family="text">
      <style:text-properties fo:font-weight="bold" style:font-weight-asian="bold" style:font-weight-complex="bold"/>
    </style:style>
    <style:style style:name="P5" style:parent-style-name="Standard" style:list-style-name="LFO1" style:family="paragraph"/>
    <style:style style:name="T6" style:parent-style-name="Absatz-Standardschriftart" style:family="text">
      <style:text-properties fo:font-weight="bold" style:font-weight-asian="bold" style:font-weight-complex="bold"/>
    </style:style>
    <style:style style:name="P7" style:parent-style-name="Standard" style:list-style-name="LFO1" style:family="paragraph"/>
    <style:style style:name="P8" style:parent-style-name="Standard" style:list-style-name="LFO1" style:family="paragraph"/>
    <style:style style:name="T9" style:parent-style-name="Absatz-Standardschriftart" style:family="text">
      <style:text-properties fo:font-weight="bold" style:font-weight-asian="bold" style:font-weight-complex="bold"/>
    </style:style>
    <style:style style:name="P10" style:parent-style-name="Standard" style:list-style-name="LFO1" style:family="paragraph"/>
    <style:style style:name="T11" style:parent-style-name="Absatz-Standardschriftart" style:family="text">
      <style:text-properties fo:font-weight="bold" style:font-weight-asian="bold" style:font-weight-complex="bold"/>
    </style:style>
    <style:style style:name="P12" style:parent-style-name="Standard" style:list-style-name="LFO1" style:family="paragraph"/>
    <style:style style:name="T13" style:parent-style-name="Absatz-Standardschriftart" style:family="text">
      <style:text-properties fo:font-weight="bold" style:font-weight-asian="bold" style:font-weight-complex="bold"/>
    </style:style>
    <style:style style:name="P14" style:parent-style-name="Standard" style:list-style-name="LFO1" style:family="paragraph"/>
    <style:style style:name="T15" style:parent-style-name="Absatz-Standardschriftart" style:family="text">
      <style:text-properties fo:font-weight="bold" style:font-weight-asian="bold" style:font-weight-complex="bold"/>
    </style:style>
    <style:style style:name="P16" style:parent-style-name="Standard" style:list-style-name="LFO1" style:family="paragraph"/>
    <style:style style:name="T17" style:parent-style-name="Absatz-Standardschriftart" style:family="text">
      <style:text-properties fo:font-weight="bold" style:font-weight-asian="bold" style:font-weight-complex="bold"/>
    </style:style>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family="paragraph">
      <style:text-properties fo:font-weight="bold" style:font-weight-asian="bold" style:font-weight-complex="bold"/>
    </style:style>
    <style:style style:name="P23" style:parent-style-name="Standard" style:list-style-name="LFO2" style:family="paragraph"/>
    <style:style style:name="T24" style:parent-style-name="Absatz-Standardschriftart" style:family="text">
      <style:text-properties fo:font-weight="bold" style:font-weight-asian="bold" style:font-weight-complex="bold"/>
    </style:style>
    <style:style style:name="P25" style:parent-style-name="Standard" style:list-style-name="LFO2" style:family="paragraph"/>
    <style:style style:name="T26" style:parent-style-name="Absatz-Standardschriftart" style:family="text">
      <style:text-properties fo:font-weight="bold" style:font-weight-asian="bold" style:font-weight-complex="bold"/>
    </style:style>
    <style:style style:name="P27" style:parent-style-name="Standard" style:list-style-name="LFO2" style:family="paragraph"/>
    <style:style style:name="T28" style:parent-style-name="Absatz-Standardschriftar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list-style-name="LFO3" style:family="paragraph"/>
    <style:style style:name="T31" style:parent-style-name="Absatz-Standardschriftart" style:family="text">
      <style:text-properties fo:font-weight="bold" style:font-weight-asian="bold" style:font-weight-complex="bold"/>
    </style:style>
    <style:style style:name="P32" style:parent-style-name="Standard" style:list-style-name="LFO3" style:family="paragraph"/>
    <style:style style:name="P33" style:parent-style-name="Standard" style:list-style-name="LFO3" style:family="paragraph"/>
    <style:style style:name="P34" style:parent-style-name="Standard" style:list-style-name="LFO3" style:family="paragraph"/>
    <style:style style:name="P35" style:parent-style-name="Standard" style:list-style-name="LFO3" style:family="paragraph"/>
    <style:style style:name="P36" style:parent-style-name="Standard" style:list-style-name="LFO3" style:family="paragraph"/>
    <style:style style:name="P37" style:parent-style-name="Standard" style:list-style-name="LFO3" style:family="paragraph"/>
    <style:style style:name="P38" style:parent-style-name="Standard" style:list-style-name="LFO3" style:family="paragraph"/>
    <style:style style:name="T39" style:parent-style-name="Absatz-Standardschriftart" style:family="text">
      <style:text-properties fo:font-weight="bold" style:font-weight-asian="bold" style:font-weight-complex="bold"/>
    </style:style>
    <style:style style:name="P40" style:parent-style-name="Standard" style:list-style-name="LFO3" style:family="paragraph"/>
    <style:style style:name="T41" style:parent-style-name="Absatz-Standardschriftart" style:family="text">
      <style:text-properties fo:font-weight="bold" style:font-weight-asian="bold" style:font-weight-complex="bold"/>
    </style:style>
    <style:style style:name="P42" style:parent-style-name="Standard" style:list-style-name="LFO3" style:family="paragraph"/>
    <style:style style:name="T43" style:parent-style-name="Absatz-Standardschriftart" style:family="text">
      <style:text-properties fo:font-weight="bold" style:font-weight-asian="bold" style:font-weight-complex="bold"/>
    </style:style>
    <style:style style:name="P44" style:parent-style-name="Standard" style:list-style-name="LFO3" style:family="paragraph"/>
    <style:style style:name="T45" style:parent-style-name="Absatz-Standardschriftart" style:family="text">
      <style:text-properties fo:font-weight="bold" style:font-weight-asian="bold" style:font-weight-complex="bold"/>
    </style:style>
    <style:style style:name="P46" style:parent-style-name="Standard" style:list-style-name="LFO3" style:family="paragraph"/>
    <style:style style:name="T47" style:parent-style-name="Absatz-Standardschriftart" style:family="text">
      <style:text-properties fo:font-weight="bold" style:font-weight-asian="bold" style:font-weight-complex="bold"/>
    </style:style>
    <style:style style:name="P48" style:parent-style-name="Standard" style:list-style-name="LFO3" style:family="paragraph"/>
    <style:style style:name="T49" style:parent-style-name="Absatz-Standardschriftart" style:family="text">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list-style-name="LFO4" style:family="paragraph"/>
    <style:style style:name="P52" style:parent-style-name="Standard" style:list-style-name="LFO4" style:family="paragraph"/>
    <style:style style:name="P53" style:parent-style-name="Standard" style:list-style-name="LFO4" style:family="paragraph"/>
    <style:style style:name="P54" style:parent-style-name="Standard" style:list-style-name="LFO4" style:family="paragraph"/>
    <style:style style:name="P55" style:parent-style-name="Standard" style:family="paragraph">
      <style:text-properties fo:font-weight="bold" style:font-weight-asian="bold" style:font-weight-complex="bold"/>
    </style:style>
    <style:style style:name="P56" style:parent-style-name="Standard" style:list-style-name="LFO5" style:family="paragraph"/>
    <style:style style:name="P57" style:parent-style-name="Standard" style:list-style-name="LFO5" style:family="paragraph"/>
    <style:style style:name="T58" style:parent-style-name="Absatz-Standardschriftart" style:family="text">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list-style-name="LFO6" style:family="paragraph"/>
    <style:style style:name="T61" style:parent-style-name="Absatz-Standardschriftart" style:family="text">
      <style:text-properties fo:font-weight="bold" style:font-weight-asian="bold" style:font-weight-complex="bold"/>
    </style:style>
    <style:style style:name="P62" style:parent-style-name="Standard" style:list-style-name="LFO6" style:family="paragraph"/>
  </office:automatic-styles>
  <office:body>
    <office:text text:use-soft-page-breaks="true">
      <text:p text:style-name="P1">Monster Trading Cards Game - Projektprotokoll</text:p>
      <text:p text:style-name="P2">1. App-Design</text:p>
      <text:list text:style-name="LFO1" text:continue-numbering="true">
        <text:list-item>
          <text:p text:style-name="P3"><text:span text:style-name="T4">Ziel</text:span>: Das Ziel dieses Projekts ist es, ein serverbasiertes Trading Card Game zu entwickeln, bei dem Spieler sich registrieren, anmelden, Karten kaufen und gegen andere Spieler kämpfen können. Die Applikation soll eine REST-basierte Schnittstelle bieten und ohne HTTP-Helper-Framework funktionieren.</text:p>
        </text:list-item>
        <text:list-item>
          <text:p text:style-name="P5"><text:span text:style-name="T6">Architektur</text:span>:</text:p>
          <text:list text:continue-numbering="true">
            <text:list-item>
              <text:p text:style-name="P7">Die Anwendung ist als REST-Server implementiert, der eingehende Anfragen von Clients entgegennimmt und diese basierend auf den bereitgestellten HTTP-Methoden (GET, POST, PUT, DELETE) verarbeitet.</text:p>
            </text:list-item>
            <text:list-item>
              <text:p text:style-name="P8"><text:span text:style-name="T9">Schichtenarchitektur</text:span>:</text:p>
              <text:list text:continue-numbering="true">
                <text:list-item>
                  <text:p text:style-name="P10"><text:span text:style-name="T11">Datenbank-Schicht</text:span>: PostgreSQL-Datenbank für die Speicherung von Benutzern, Karten und Paketen.</text:p>
                </text:list-item>
                <text:list-item>
                  <text:p text:style-name="P12"><text:span text:style-name="T13">Business-Logik-Schicht</text:span>: Zuständig für das Verarbeiten von Geschäftslogik wie Benutzeranmeldung, Kartenerstellung, Paketverwaltung und Spielmechaniken.</text:p>
                </text:list-item>
                <text:list-item>
                  <text:p text:style-name="P14"><text:span text:style-name="T15">REST-API-Schicht</text:span>: Diese Schicht verarbeitet die HTTP-Anfragen und leitet sie an die entsprechenden Methoden der Business-Logik weiter.</text:p>
                </text:list-item>
              </text:list>
            </text:list-item>
          </text:list>
        </text:list-item>
        <text:list-item>
          <text:p text:style-name="P16"><text:span text:style-name="T17">Technologien</text:span>:</text:p>
          <text:list text:continue-numbering="true">
            <text:list-item>
              <text:p text:style-name="P18">Programmiersprache: Java</text:p>
            </text:list-item>
            <text:list-item>
              <text:p text:style-name="P19">Datenbank: PostgreSQL</text:p>
            </text:list-item>
            <text:list-item>
              <text:p text:style-name="P20">Client-Kommunikation: REST API (über HTTP)</text:p>
            </text:list-item>
            <text:list-item>
              <text:p text:style-name="P21">Authentifizierung: Token-basiert (Bearer Token)</text:p>
            </text:list-item>
          </text:list>
        </text:list-item>
      </text:list>
      <text:p text:style-name="P22">2. Entscheidungen</text:p>
      <text:list text:style-name="LFO2" text:continue-numbering="true">
        <text:list-item>
          <text:p text:style-name="P23"><text:span text:style-name="T24">Verwendung eines eigenen HTTP-Servers</text:span>: Es wurde entschieden, keinen bestehenden HTTP-Helper-Framework (wie Spring) zu verwenden, um eine tiefere Kontrolle über das Routing und das Parsing von HTTP-Anfragen zu haben.<text:s/></text:p>
        </text:list-item>
        <text:list-item>
          <text:p text:style-name="P25"><text:span text:style-name="T26">Token-basierte Authentifizierung</text:span>: Die Sicherheit der Applikation wird durch Bearer Tokens gewährleistet, die bei der Anmeldung generiert und für geschützte Endpunkte verwendet werden.</text:p>
        </text:list-item>
        <text:list-item>
          <text:p text:style-name="P27"><text:span text:style-name="T28">Verwendung von PostgreSQL</text:span>: PostgreSQL wurde als Datenbanksystem gewählt, um eine robuste und skalierbare Speicherung der Benutzer- und Spieldaten sicherzustellen.</text:p>
        </text:list-item>
      </text:list>
      <text:p text:style-name="P29">3. Struktur</text:p>
      <text:list text:style-name="LFO3" text:continue-numbering="true">
        <text:list-item>
          <text:p text:style-name="P30"><text:span text:style-name="T31">Kernklassen</text:span>:</text:p>
          <text:list text:continue-numbering="true">
            <text:list-item>
              <text:p text:style-name="P32">Server: Startet den Server, verarbeitet eingehende Anfragen.</text:p>
            </text:list-item>
            <text:list-item>
              <text:p text:style-name="P33">RequestHandler: Implementiert die Verarbeitung der verschiedenen HTTP-Methoden und leitet Anfragen an die Business-Logik weiter. Zurzeit ist im<text:s/><text:soft-page-break/>requestHandler jede Methode (POST, GET, PUT, DELTE), dies will ich aber ändern indem ich für jede Methode eine eigene Klasse erstellen will.</text:p>
            </text:list-item>
            <text:list-item>
              <text:p text:style-name="P34">User: Repräsentiert Benutzer der Applikation.</text:p>
            </text:list-item>
            <text:list-item>
              <text:p text:style-name="P35">Card: Repräsentiert die Spielkarten, mit den Unterklassen MonsterCard und SpellCard.</text:p>
            </text:list-item>
            <text:list-item>
              <text:p text:style-name="P36">Package: Eine Gruppe von Karten, die Spieler kaufen können.</text:p>
            </text:list-item>
            <text:list-item>
              <text:p text:style-name="P37">UserService: Verwaltet die Geschäftslogik im Zusammenhang mit Benutzern, wie Registrierung, Anmeldung und SQL-Befehle.</text:p>
            </text:list-item>
          </text:list>
        </text:list-item>
        <text:list-item>
          <text:p text:style-name="P38"><text:span text:style-name="T39">REST-API-Endpunkte</text:span>:</text:p>
          <text:list text:continue-numbering="true">
            <text:list-item>
              <text:p text:style-name="P40"><text:span text:style-name="T41">POST /users</text:span>: Registriert einen neuen Benutzer.</text:p>
            </text:list-item>
            <text:list-item>
              <text:p text:style-name="P42"><text:span text:style-name="T43">POST /sessions</text:span>: Meldet einen Benutzer an und generiert ein Token.</text:p>
            </text:list-item>
            <text:list-item>
              <text:p text:style-name="P44"><text:span text:style-name="T45">GET /users/{username}</text:span>: Ruft die Informationen eines Benutzers ab.</text:p>
            </text:list-item>
            <text:list-item>
              <text:p text:style-name="P46"><text:span text:style-name="T47">PUT /users/{username}</text:span>: Aktualisiert die Informationen eines Benutzers.</text:p>
            </text:list-item>
            <text:list-item>
              <text:p text:style-name="P48"><text:span text:style-name="T49">POST /packages</text:span>: Erstellt ein neues Paket aus Karten.</text:p>
            </text:list-item>
          </text:list>
        </text:list-item>
      </text:list>
      <text:p text:style-name="P50">4. Token-basierte Sicherheit</text:p>
      <text:list text:style-name="LFO4" text:continue-numbering="true">
        <text:list-item>
          <text:p text:style-name="P51">Benutzer müssen bei der Anmeldung ein Bearer Token erhalten, das sie bei allen weiteren geschützten Anfragen in der Authorization-Header senden müssen.</text:p>
        </text:list-item>
        <text:list-item>
          <text:p text:style-name="P52">Beispiel:</text:p>
          <text:list text:continue-numbering="true">
            <text:list-item>
              <text:p text:style-name="P53">Authorization: Bearer &lt;username&gt;-mtcgToken</text:p>
            </text:list-item>
          </text:list>
        </text:list-item>
        <text:list-item>
          <text:p text:style-name="P54">Geschützte Endpunkte überprüfen den Token und geben bei fehlender oder ungültiger Authentifizierung den HTTP-Statuscode 401 Unauthorized zurück.</text:p>
        </text:list-item>
      </text:list>
      <text:p text:style-name="P55">6. Git-Repository</text:p>
      <text:list text:style-name="LFO5" text:continue-numbering="true">
        <text:list-item>
          <text:p text:style-name="P56">Der gesamte Quellcode und die Dokumentation sind im Git-Repository zu finden:</text:p>
          <text:list text:continue-numbering="true">
            <text:list-item>
              <text:p text:style-name="P57"><text:span text:style-name="T58">Link zum Git-Repository</text:span>: https://github.com/Dom4i/MonsterTradingCards</text:p>
            </text:list-item>
          </text:list>
        </text:list-item>
      </text:list>
      <text:p text:style-name="P59">6. Diagramme</text:p>
      <text:list text:style-name="LFO6" text:continue-numbering="true">
        <text:list-item>
          <text:p text:style-name="P60"><text:span text:style-name="T61">Klassendiagramm</text:span>:</text:p>
          <text:list text:continue-numbering="true">
            <text:list-item>
              <text:p text:style-name="P62">Das Klassendiagramm zeigt die Beziehung zwischen den wichtigsten Klassen (User, Card, Package, etc.) und ist bereits erstellt. Es verdeutlicht, wie die Objekte in der Anwendung miteinander interagieren und wie die Hierarchie zwischen den Karten (Monster- und Spell-Karten) aufgebaut is</text:p>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sschrenk@gmail.com</meta:initial-creator>
    <dc:creator>Dominik Schrenk</dc:creator>
    <meta:creation-date>2024-10-16T16:39:00Z</meta:creation-date>
    <dc:date>2025-01-07T15:46:00Z</dc:date>
    <meta:template xlink:href="Normal" xlink:type="simple"/>
    <meta:editing-cycles>6</meta:editing-cycles>
    <meta:editing-duration>PT0S</meta:editing-duration>
    <meta:document-statistic meta:page-count="2" meta:paragraph-count="7" meta:word-count="489" meta:character-count="3564" meta:row-count="25" meta:non-whitespace-character-count="3082"/>
  </office:meta>
</office:document-meta>
</file>